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8-25_21-36-1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26_01-43-08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8-26_07-35-2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3-08-26_07-43-4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8" office:value-type="string">
            <text:p>2023-08-26_11-27-18_000.jpg</text:p>
          </table:table-cell>
          <table:table-cell table:style-name="ce26" office:value-type="string">
            <text:p>:m 1*4 RES / JVEMV6 64#326_robot_etoki_kawashima / 『絵ときでわかる　ロボット工学』 著者=川嶋健嗣,校注=~ / p58 / w=材料強度；ヤング率；,topic=,publisher=オーム社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4 RES / JVEMV6 64#326_robot_etoki_kawashima / 『絵ときでわかる　ロボット工学』 著者=川嶋健嗣,校注=~ / p58 / w=材料強度；ヤング率；,topic=,publisher=オーム社,other=~">
            <text:p>:m 1*4 RES / JVEMV6 64#326_robot_etoki_kawashima / 『絵ときでわかる　ロボット工学』 著者=川嶋健嗣,校注=~ / p58 / w=材料強度；ヤング率；,topic=,publisher=オーム社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8-26_11-27-39_000.jpg</text:p>
          </table:table-cell>
          <table:table-cell table:style-name="ce26" office:value-type="string">
            <text:p>:m 2*4 RES / JVEMV6 64#326_robot_etoki_kawashima / 『絵ときでわかる　ロボット工学』 著者=川嶋健嗣,校注=~ / p58 / w=断面二次モーメント；,topic=,publisher=オーム社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2*4 RES / JVEMV6 64#326_robot_etoki_kawashima / 『絵ときでわかる　ロボット工学』 著者=川嶋健嗣,校注=~ / p58 / w=断面二次モーメント；,topic=,publisher=オーム社,other=~">
            <text:p>:m 2*4 RES / JVEMV6 64#326_robot_etoki_kawashima / 『絵ときでわかる　ロボット工学』 著者=川嶋健嗣,校注=~ / p58 / w=断面二次モーメント；,topic=,publisher=オーム社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8" office:value-type="string">
            <text:p>2023-08-26_11-27-59_000.jpg</text:p>
          </table:table-cell>
          <table:table-cell table:style-name="ce26" office:value-type="string">
            <text:p>:m 3*4 RES / JVEMV6 64#326_robot_etoki_kawashima / 『絵ときでわかる　ロボット工学』 著者=川嶋健嗣,校注=~ / p58 / w=,topic=,publisher=オーム社,other=calc+:断面二次モーメント；q+:H鋼：断面二次モーメント。面積との、関係</text:p>
          </table:table-cell>
          <table:table-cell table:style-name="ce43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3*4 RES / JVEMV6 64#326_robot_etoki_kawashima / 『絵ときでわかる　ロボット工学』 著者=川嶋健嗣,校注=~ / p58 / w=,topic=,publisher=オーム社,other=calc+:断面二次モーメント；q+:H鋼：断面二次モーメント。面積との、関係">
            <text:p>:m 3*4 RES / JVEMV6 64#326_robot_etoki_kawashima / 『絵ときでわかる　ロボット工学』 著者=川嶋健嗣,校注=~ / p58 / w=,topic=,publisher=オーム社,other=calc+:断面二次モーメント；q+:H鋼：断面二次モーメント。面積との、関係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office:value-type="string">
            <text:p>2023-08-26_11-28-16_000.jpg</text:p>
          </table:table-cell>
          <table:table-cell table:style-name="ce26" office:value-type="string">
            <text:p>:m 4*4 RES / JVEMV6 64#326_robot_etoki_kawashima / 『絵ときでわかる　ロボット工学』 著者=川嶋健嗣,校注=~ / p58 / w=,topic=,publisher=オーム社,other=q+:H鋼：断面二次モーメント。面積との、関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4*4 RES / JVEMV6 64#326_robot_etoki_kawashima / 『絵ときでわかる　ロボット工学』 著者=川嶋健嗣,校注=~ / p58 / w=,topic=,publisher=オーム社,other=q+:H鋼：断面二次モーメント。面積との、関係">
            <text:p>:m 4*4 RES / JVEMV6 64#326_robot_etoki_kawashima / 『絵ときでわかる　ロボット工学』 著者=川嶋健嗣,校注=~ / p58 / w=,topic=,publisher=オーム社,other=q+:H鋼：断面二次モーメント。面積との、関係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8-26_13-40-4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6">2023/08/26</text:date>, <text:time>17:38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6T17:38:44.91</dc:date>
    <dc:creator>岩淵 謙</dc:creator>
    <meta:editing-duration>P58DT11H35M24S</meta:editing-duration>
    <meta:editing-cycles>19598</meta:editing-cycles>
    <meta:document-statistic meta:table-count="2" meta:cell-count="917" meta:object-count="0"/>
    <meta:user-defined meta:name="qrichtext">1</meta:user-defined>
  </office:meta>
</office:document-meta>
</file>